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2cm"/>
    </style:style>
    <style:style style:name="co3" style:family="table-column">
      <style:table-column-properties fo:break-before="auto" style:column-width="4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41"/>
    <style:style style:name="ce4" style:family="table-cell" style:parent-style-name="Default" style:data-style-name="N0"/>
    <style:style style:name="ce9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41"/>
    <style:style style:name="ce1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al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Un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ding Curre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ding Ti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ery Capacit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 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 Current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ttery Energy</text:p>
          </table:table-cell>
          <table:table-cell table:formula="of:=[.$D5]/1000*3.7" office:value-type="float" office:value="11.1" calcext:value-type="float">
            <text:p>11,1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per cycle</text:p>
          </table:table-cell>
          <table:table-cell office:value-type="string" calcext:value-type="string">
            <text:p>sending Energy</text:p>
          </table:table-cell>
          <table:table-cell table:formula="of:=[.$D3]/1000*3.7*[.$D4]/1000/60/60" office:value-type="float" office:value="0.0000822222222222222" calcext:value-type="float">
            <text:p>8,22222222222222E-05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leep Energy</text:p>
          </table:table-cell>
          <table:table-cell table:formula="of:=[.$D7]/1000*3.7*[.$D6]/60/60" office:value-type="float" office:value="0.000117166666666667" calcext:value-type="float">
            <text:p>0,000117166666667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otal Energy</text:p>
          </table:table-cell>
          <table:table-cell table:formula="of:=SUM([.$D10:.$D11])" office:value-type="float" office:value="0.000199388888888889" calcext:value-type="float">
            <text:p>0,000199388888889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 cycle Time</text:p>
          </table:table-cell>
          <table:table-cell table:formula="of:=[.$D4] / 1000 + [.D6]" office:value-type="float" office:value="62" calcext:value-type="float">
            <text:p>6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Cycles</text:p>
          </table:table-cell>
          <table:table-cell table:formula="of:= [.$D9] / [.$D12]" office:value-type="float" office:value="55670.1030927835" calcext:value-type="float">
            <text:p>55670,1030927835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ding Cycles</text:p>
          </table:table-cell>
          <table:table-cell table:formula="of:=[.$D10] / [.$D12] * [.$D15]" office:value-type="float" office:value="22956.7435434159" calcext:value-type="float">
            <text:p>22956,7435434159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 Cycles</text:p>
          </table:table-cell>
          <table:table-cell table:formula="of:=[.$D11] / [.$D12] * [.$D15]" office:value-type="float" office:value="32713.3595493676" calcext:value-type="float">
            <text:p>32713,3595493676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 Lifetime</text:p>
          </table:table-cell>
          <table:table-cell table:formula="of:= [.D15] * [.D14] / 60 / 60" office:value-type="float" office:value="958.762886597938" calcext:value-type="float">
            <text:p>958,76288659793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fetime Days</text:p>
          </table:table-cell>
          <table:table-cell table:formula="of:= [.D19] / 24" office:value-type="float" office:value="39.9484536082474" calcext:value-type="float">
            <text:p>39,9484536082474</text:p>
          </table:table-cell>
          <table:table-cell office:value-type="string" calcext:value-type="string">
            <text:p>days</text:p>
          </table:table-cell>
        </table:table-row>
      </table:table>
      <table:table table:name="Měření spotřeby na USB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Začátek měření</text:p>
          </table:table-cell>
          <table:table-cell table:style-name="ce11" office:value-type="time" office:time-value="PT09H00M00S" calcext:value-type="time">
            <text:p>09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nec měřené</text:p>
          </table:table-cell>
          <table:table-cell table:style-name="ce11" office:value-type="time" office:time-value="PT23H04M00S" calcext:value-type="time">
            <text:p>23:04: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elková spotřeba za čas</text:p>
          </table:table-cell>
          <table:table-cell office:value-type="float" office:value="0.163" calcext:value-type="float">
            <text:p>0,163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/>
          <table:table-cell office:value-type="string" calcext:value-type="string">
            <text:p>údajný úbytek kapacity</text:p>
          </table:table-cell>
          <table:table-cell table:formula="of:=  [.C5] / 3.7 * 1000" office:value-type="float" office:value="44.0540540540541" calcext:value-type="float">
            <text:p>44,0540540540541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élka měření</text:p>
          </table:table-cell>
          <table:table-cell table:style-name="ce12" table:formula="of:=([.C3]-[.C2])*1440" office:value-type="float" office:value="844" calcext:value-type="float">
            <text:p>844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/>
          <table:table-cell office:value-type="string" calcext:value-type="string">
            <text:p>Spotřeba za hodinu</text:p>
          </table:table-cell>
          <table:table-cell table:formula="of:= [.C5] / ([.C8] / 60)" office:value-type="float" office:value="0.0115876777251185" calcext:value-type="float">
            <text:p>0,011587677725119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/>
          <table:table-cell office:value-type="string" calcext:value-type="string">
            <text:p>Lifetime v hodinách</text:p>
          </table:table-cell>
          <table:table-cell table:formula="of:=11.1/[.C9]" office:value-type="float" office:value="957.914110429448" calcext:value-type="float">
            <text:p>957,914110429448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/>
          <table:table-cell office:value-type="string" calcext:value-type="string">
            <text:p>Lifetime v dnech</text:p>
          </table:table-cell>
          <table:table-cell table:formula="of:=[.C10]/24" office:value-type="float" office:value="39.9130879345603" calcext:value-type="float">
            <text:p>39,9130879345603</text:p>
          </table:table-cell>
          <table:table-cell office:value-type="string" calcext:value-type="string">
            <text:p>da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.00.0000</text:date>, <text:time style:data-style-name="N2" text:time-value="16:08:51.684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09:03:55.941000000</meta:creation-date>
    <dc:date>2021-09-26T16:09:04.645000000</dc:date>
    <meta:editing-duration>PT1H6M21S</meta:editing-duration>
    <meta:editing-cycles>15</meta:editing-cycles>
    <meta:generator>LibreOffice/7.1.4.2$Windows_X86_64 LibreOffice_project/a529a4fab45b75fefc5b6226684193eb000654f6</meta:generator>
    <meta:document-statistic meta:table-count="2" meta:cell-count="72" meta:object-count="0"/>
  </office:meta>
</office:document-meta>
</file>